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style:style style:name="P1" style:parent-style-name="Heading" style:master-page-name="MP0" style:family="paragraph">
      <style:paragraph-properties fo:break-before="page" fo:text-align="center" fo:line-height="150%"/>
    </style:style>
    <style:style style:name="T2" style:parent-style-name="CitaçãoIntensaCaráter" style:family="text">
      <style:text-properties fo:color="#5B9BD5" fo:language="pt" fo:country="PT"/>
    </style:style>
    <style:style style:name="P3" style:parent-style-name="Standard" style:family="paragraph">
      <style:paragraph-properties fo:text-align="justify" fo:line-height="150%"/>
      <style:text-properties fo:color="#5B9BD5" fo:language="pt" fo:country="PT"/>
    </style:style>
    <style:style style:name="P4" style:parent-style-name="Standard" style:family="paragraph">
      <style:paragraph-properties fo:text-align="justify" fo:line-height="150%"/>
      <style:text-properties fo:color="#5B9BD5" fo:language="pt" fo:country="PT"/>
    </style:style>
    <style:style style:name="P5" style:parent-style-name="Standard" style:family="paragraph">
      <style:paragraph-properties fo:text-align="justify" fo:line-height="150%"/>
      <style:text-properties fo:color="#5B9BD5" fo:language="pt" fo:country="PT"/>
    </style:style>
    <style:style style:name="P6" style:parent-style-name="Standard" style:family="paragraph">
      <style:paragraph-properties fo:text-align="justify" fo:line-height="150%"/>
      <style:text-properties fo:color="#5B9BD5" fo:language="pt" fo:country="PT"/>
    </style:style>
    <style:style style:name="P7" style:parent-style-name="Citação" style:family="paragraph">
      <style:paragraph-properties fo:line-height="150%"/>
    </style:style>
    <style:style style:name="T8" style:parent-style-name="CitaçãoIntensaCaráter" style:family="text">
      <style:text-properties fo:color="#5B9BD5" fo:language="pt" fo:country="PT"/>
    </style:style>
    <style:style style:name="T9" style:parent-style-name="Tipodeletrapredefinidodoparágrafo" style:family="text">
      <style:text-properties fo:color="#5B9BD5" fo:language="pt" fo:country="PT"/>
    </style:style>
    <style:style style:name="T10" style:parent-style-name="Tipodeletrapredefinidodoparágrafo" style:family="text">
      <style:text-properties fo:color="#5B9BD5" fo:language="en" fo:country="US"/>
    </style:style>
    <style:style style:name="P11" style:parent-style-name="Standard" style:family="paragraph">
      <style:paragraph-properties fo:text-align="justify" fo:line-height="150%"/>
      <style:text-properties fo:color="#5B9BD5" fo:language="en" fo:country="US"/>
    </style:style>
    <style:style style:name="P12" style:parent-style-name="Standard" style:family="paragraph">
      <style:paragraph-properties fo:text-align="justify" fo:line-height="150%"/>
    </style:style>
    <style:style style:name="T13" style:parent-style-name="Tipodeletrapredefinidodoparágrafo" style:family="text">
      <style:text-properties fo:color="#5B9BD5" fo:language="en" fo:country="US"/>
    </style:style>
    <style:style style:name="T14" style:parent-style-name="Tipodeletrapredefinidodoparágrafo" style:family="text">
      <style:text-properties fo:color="#5B9BD5" fo:language="pt" fo:country="PT"/>
    </style:style>
    <style:style style:name="P15" style:parent-style-name="Standard" style:family="paragraph">
      <style:paragraph-properties fo:text-align="justify" fo:line-height="150%"/>
    </style:style>
    <style:style style:name="T16" style:parent-style-name="Tipodeletrapredefinidodoparágrafo" style:family="text">
      <style:text-properties fo:font-style="italic" style:font-style-asian="italic" style:font-style-complex="italic" fo:color="#5B9BD5" fo:language="pt" fo:country="PT"/>
    </style:style>
    <style:style style:name="T17" style:parent-style-name="Tipodeletrapredefinidodoparágrafo" style:family="text">
      <style:text-properties fo:color="#5B9BD5" fo:language="pt" fo:country="PT"/>
    </style:style>
    <style:style style:name="T18" style:parent-style-name="Tipodeletrapredefinidodoparágrafo" style:family="text">
      <style:text-properties fo:font-style="italic" style:font-style-asian="italic" style:font-style-complex="italic" fo:color="#5B9BD5" fo:language="pt" fo:country="PT"/>
    </style:style>
    <style:style style:name="T19" style:parent-style-name="Tipodeletrapredefinidodoparágrafo" style:family="text">
      <style:text-properties fo:color="#5B9BD5" fo:language="pt" fo:country="PT"/>
    </style:style>
    <style:style style:name="T20" style:parent-style-name="Tipodeletrapredefinidodoparágrafo" style:family="text">
      <style:text-properties fo:font-style="italic" style:font-style-asian="italic" style:font-style-complex="italic" fo:color="#5B9BD5" fo:language="pt" fo:country="PT"/>
    </style:style>
    <style:style style:name="T21" style:parent-style-name="Tipodeletrapredefinidodoparágrafo" style:family="text">
      <style:text-properties fo:color="#5B9BD5" fo:language="pt" fo:country="PT"/>
    </style:style>
    <style:style style:name="T22" style:parent-style-name="Tipodeletrapredefinidodoparágrafo" style:family="text">
      <style:text-properties fo:font-style="italic" style:font-style-asian="italic" style:font-style-complex="italic" fo:color="#5B9BD5" fo:language="pt" fo:country="PT"/>
    </style:style>
    <style:style style:name="T23" style:parent-style-name="Tipodeletrapredefinidodoparágrafo" style:family="text">
      <style:text-properties fo:color="#5B9BD5" fo:language="pt" fo:country="PT"/>
    </style:style>
    <style:style style:name="P24" style:parent-style-name="Standard" style:family="paragraph">
      <style:paragraph-properties fo:text-align="justify" fo:line-height="150%" fo:text-indent="0.4916in"/>
      <style:text-properties fo:font-weight="bold" style:font-weight-asian="bold" style:font-weight-complex="bold" fo:color="#5B9BD5" fo:language="pt" fo:country="PT"/>
    </style:style>
    <style:style style:name="P25" style:parent-style-name="Standard" style:family="paragraph">
      <style:paragraph-properties fo:text-align="justify" fo:line-height="150%"/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language="pt" fo:country="PT"/>
    </style:style>
    <style:style style:name="P26" style:parent-style-name="Standard" style:family="paragraph">
      <style:paragraph-properties fo:text-align="justify" fo:line-height="150%"/>
      <style:text-properties fo:font-weight="bold" style:font-weight-asian="bold" style:font-weight-complex="bold" fo:color="#5B9BD5" fo:language="pt" fo:country="PT"/>
    </style:style>
    <style:style style:name="P27" style:parent-style-name="Standard" style:family="paragraph">
      <style:paragraph-properties fo:text-align="justify" fo:line-height="150%"/>
    </style:style>
    <style:style style:name="T28" style:parent-style-name="Fuentedepárrafopredeter." style:family="text">
      <style:text-properties fo:font-weight="bold" style:font-weight-asian="bold" style:font-weight-complex="bold" fo:color="#5B9BD5" fo:language="pt" fo:country="PT"/>
    </style:style>
    <style:style style:name="T29" style:parent-style-name="Fuentedepárrafopredeter.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language="pt" fo:country="PT"/>
    </style:style>
    <style:style style:name="T30" style:parent-style-name="Fuentedepárrafopredeter." style:family="text">
      <style:text-properties fo:font-weight="bold" style:font-weight-asian="bold" style:font-weight-complex="bold" fo:color="#5B9BD5" fo:language="pt" fo:country="PT"/>
    </style:style>
    <style:style style:name="P31" style:parent-style-name="Standard" style:family="paragraph">
      <style:paragraph-properties fo:text-align="justify" fo:line-height="150%"/>
      <style:text-properties fo:font-weight="bold" style:font-weight-asian="bold" style:font-weight-complex="bold" fo:color="#5B9BD5" fo:language="pt" fo:country="PT"/>
    </style:style>
    <style:style style:name="P32" style:parent-style-name="Standard" style:family="paragraph">
      <style:paragraph-properties fo:text-align="justify" fo:line-height="150%"/>
    </style:style>
    <style:style style:name="T33" style:parent-style-name="Fuentedepárrafopredeter." style:family="text">
      <style:text-properties fo:font-weight="bold" style:font-weight-asian="bold" style:font-weight-complex="bold" fo:color="#5B9BD5" fo:language="pt" fo:country="PT"/>
    </style:style>
    <style:style style:name="T34" style:parent-style-name="Fuentedepárrafopredeter.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language="pt" fo:country="PT"/>
    </style:style>
    <style:style style:name="T35" style:parent-style-name="Fuentedepárrafopredeter." style:family="text">
      <style:text-properties fo:font-weight="bold" style:font-weight-asian="bold" style:font-weight-complex="bold" fo:color="#5B9BD5" fo:language="pt" fo:country="PT"/>
    </style:style>
    <style:style style:name="T36" style:parent-style-name="Fuentedepárrafopredeter." style:family="text">
      <style:text-properties fo:font-weight="bold" style:font-weight-asian="bold" style:font-weight-complex="bold" fo:color="#5B9BD5" style:text-underline-type="single" style:text-underline-style="solid" style:text-underline-width="auto" style:text-underline-mode="continuous" fo:language="pt" fo:country="PT"/>
    </style:style>
    <style:style style:name="T37" style:parent-style-name="Fuentedepárrafopredeter." style:family="text">
      <style:text-properties fo:font-weight="bold" style:font-weight-asian="bold" style:font-weight-complex="bold" fo:color="#5B9BD5" fo:language="pt" fo:country="PT"/>
    </style:style>
    <style:style style:name="P38" style:parent-style-name="Standard" style:family="paragraph">
      <style:paragraph-properties fo:text-align="justify" fo:line-height="150%" fo:text-indent="0.4916in"/>
      <style:text-properties fo:color="#5B9BD5" fo:language="pt" fo:country="PT"/>
    </style:style>
    <style:style style:name="P39" style:parent-style-name="Normal" style:family="paragraph">
      <style:paragraph-properties fo:text-align="justify" fo:line-height="150%" fo:text-indent="0.25in"/>
      <style:text-properties fo:color="#5B9BD5"/>
    </style:style>
    <style:style style:name="P40" style:parent-style-name="Standard" style:family="paragraph">
      <style:paragraph-properties fo:text-align="justify" fo:line-height="150%"/>
    </style:style>
    <style:style style:name="T41" style:parent-style-name="Tipodeletrapredefinidodoparágrafo" style:family="text">
      <style:text-properties fo:color="#5B9BD5" fo:language="pt" fo:country="PT"/>
    </style:style>
    <style:style style:name="T42" style:parent-style-name="Fuentedepárrafopredeter." style:family="text">
      <style:text-properties fo:color="#5B9BD5" fo:language="pt" fo:country="PT"/>
    </style:style>
    <style:style style:name="P43" style:parent-style-name="Standard" style:family="paragraph">
      <style:paragraph-properties fo:text-align="justify" fo:line-height="150%"/>
    </style:style>
    <style:style style:name="T44" style:parent-style-name="Tipodeletrapredefinidodoparágrafo" style:family="text">
      <style:text-properties fo:color="#5B9BD5" fo:language="pt" fo:country="PT"/>
    </style:style>
    <style:style style:name="P45" style:parent-style-name="Subtítulo" style:family="paragraph">
      <style:paragraph-properties fo:text-align="justify" fo:line-height="150%"/>
      <style:text-properties fo:color="#ED7D31" fo:language="pt" fo:country="PT"/>
    </style:style>
    <style:style style:name="P46" style:parent-style-name="Subtítulo" style:family="paragraph">
      <style:paragraph-properties fo:text-align="justify" fo:line-height="150%"/>
      <style:text-properties fo:color="#ED7D31" fo:language="pt" fo:country="PT"/>
    </style:style>
    <style:style style:name="P47" style:parent-style-name="Subtítulo" style:family="paragraph">
      <style:paragraph-properties fo:text-align="justify" fo:line-height="150%"/>
      <style:text-properties fo:color="#ED7D31" fo:language="pt" fo:country="PT"/>
    </style:style>
    <style:style style:name="P48" style:parent-style-name="Subtítulo" style:family="paragraph">
      <style:paragraph-properties fo:text-align="justify" fo:line-height="150%"/>
      <style:text-properties fo:color="#ED7D31" fo:language="pt" fo:country="PT"/>
    </style:style>
    <style:style style:name="P49" style:parent-style-name="Subtítulo" style:family="paragraph">
      <style:paragraph-properties fo:text-align="justify" fo:line-height="150%"/>
      <style:text-properties fo:color="#ED7D31" fo:language="pt" fo:country="PT"/>
    </style:style>
    <style:style style:name="P50" style:parent-style-name="Subtítulo" style:family="paragraph">
      <style:paragraph-properties fo:text-align="justify" fo:line-height="150%"/>
      <style:text-properties fo:color="#ED7D31" fo:language="pt" fo:country="PT"/>
    </style:style>
    <style:style style:name="P51" style:parent-style-name="Subtítulo" style:family="paragraph">
      <style:paragraph-properties fo:text-align="justify" fo:line-height="150%"/>
      <style:text-properties fo:color="#A5A5A5" fo:language="pt" fo:country="PT"/>
    </style:style>
    <style:style style:name="P52" style:parent-style-name="Normal" style:family="paragraph">
      <style:paragraph-properties fo:text-align="justify" fo:line-height="150%" fo:text-indent="0.4916in"/>
      <style:text-properties style:font-name-complex="Calibri" fo:color="#A5A5A5"/>
    </style:style>
    <style:style style:name="P53" style:parent-style-name="Normal" style:family="paragraph">
      <style:paragraph-properties fo:text-align="justify" fo:line-height="150%"/>
    </style:style>
    <style:style style:name="T54" style:parent-style-name="Tipodeletrapredefinidodoparágrafo" style:family="text">
      <style:text-properties style:font-name-complex="Calibri" fo:color="#A5A5A5"/>
    </style:style>
    <style:style style:name="T55" style:parent-style-name="Tipodeletrapredefinidodoparágrafo" style:family="text">
      <style:text-properties style:font-name-complex="Calibri" fo:color="#A5A5A5" style:text-underline-type="single" style:text-underline-style="solid" style:text-underline-width="auto" style:text-underline-mode="continuous"/>
    </style:style>
    <style:style style:name="T56" style:parent-style-name="Tipodeletrapredefinidodoparágrafo" style:family="text">
      <style:text-properties style:font-name-complex="Calibri" fo:color="#A5A5A5"/>
    </style:style>
    <style:style style:name="P57" style:parent-style-name="Normal" style:family="paragraph">
      <style:paragraph-properties fo:text-align="justify" fo:line-height="150%" fo:text-indent="0.4916in"/>
    </style:style>
    <style:style style:name="T58" style:parent-style-name="Tipodeletrapredefinidodoparágrafo" style:family="text">
      <style:text-properties style:font-name-complex="Calibri" fo:color="#A5A5A5"/>
    </style:style>
    <style:style style:name="P59" style:parent-style-name="Normal" style:family="paragraph">
      <style:paragraph-properties fo:text-align="justify" fo:line-height="150%"/>
      <style:text-properties style:font-name-complex="Calibri" fo:color="#A5A5A5"/>
    </style:style>
    <style:style style:name="P60" style:parent-style-name="Normal" style:family="paragraph">
      <style:paragraph-properties fo:text-align="justify" fo:line-height="150%"/>
      <style:text-properties style:font-name-complex="Calibri" fo:color="#A5A5A5"/>
    </style:style>
    <style:style style:name="P61" style:parent-style-name="Normal" style:family="paragraph">
      <style:paragraph-properties fo:text-align="justify" fo:line-height="150%"/>
      <style:text-properties style:font-name-complex="Calibri" fo:color="#A5A5A5"/>
    </style:style>
    <style:style style:name="P62" style:parent-style-name="Normal" style:family="paragraph">
      <style:paragraph-properties fo:line-height="150%"/>
    </style:style>
    <style:style style:name="T63" style:parent-style-name="Tipodeletrapredefinidodoparágrafo" style:family="text">
      <style:text-properties style:font-name-complex="Calibri" fo:color="#A5A5A5"/>
    </style:style>
    <style:style style:name="T64" style:parent-style-name="Tipodeletrapredefinidodoparágrafo" style:family="text">
      <style:text-properties fo:font-weight="bold" style:font-weight-asian="bold" style:font-weight-complex="bold" fo:color="#A5A5A5"/>
    </style:style>
    <style:style style:name="P65" style:parent-style-name="Normal" style:family="paragraph">
      <style:paragraph-properties fo:line-height="150%"/>
      <style:text-properties fo:color="#A5A5A5"/>
    </style:style>
    <style:style style:name="P66" style:parent-style-name="Normal" style:family="paragraph">
      <style:paragraph-properties fo:line-height="150%"/>
      <style:text-properties fo:color="#A5A5A5"/>
    </style:style>
    <style:style style:name="P67" style:parent-style-name="Normal" style:family="paragraph">
      <style:paragraph-properties fo:line-height="150%"/>
      <style:text-properties fo:color="#A5A5A5"/>
    </style:style>
    <style:style style:name="P68" style:parent-style-name="Normal" style:family="paragraph">
      <style:paragraph-properties fo:line-height="150%"/>
      <style:text-properties fo:color="#A5A5A5"/>
    </style:style>
    <style:style style:name="P69" style:parent-style-name="Normal" style:family="paragraph">
      <style:paragraph-properties fo:line-height="150%"/>
      <style:text-properties fo:color="#A5A5A5"/>
    </style:style>
    <style:style style:name="P70" style:parent-style-name="Normal" style:family="paragraph">
      <style:paragraph-properties fo:line-height="150%"/>
      <style:text-properties fo:color="#A5A5A5"/>
    </style:style>
    <style:style style:name="P71" style:parent-style-name="Normal" style:family="paragraph">
      <style:paragraph-properties fo:line-height="150%"/>
      <style:text-properties fo:color="#A5A5A5"/>
    </style:style>
    <style:style style:name="P72" style:parent-style-name="Normal" style:family="paragraph">
      <style:paragraph-properties fo:line-height="150%"/>
      <style:text-properties fo:color="#A5A5A5"/>
    </style:style>
    <style:style style:name="P73" style:parent-style-name="Título3" style:family="paragraph">
      <style:paragraph-properties fo:line-height="150%"/>
      <style:text-properties style:font-name="Times New Roman" fo:font-weight="bold" style:font-weight-asian="bold" style:font-weight-complex="bold" fo:color="#A5A5A5" fo:font-size="11pt" style:font-size-asian="11pt" style:font-size-complex="11pt"/>
    </style:style>
    <style:style style:name="P74" style:parent-style-name="Normal" style:family="paragraph">
      <style:paragraph-properties fo:line-height="150%"/>
      <style:text-properties fo:color="#A5A5A5"/>
    </style:style>
    <style:style style:name="P75" style:parent-style-name="Normal" style:family="paragraph">
      <style:paragraph-properties fo:line-height="150%"/>
      <style:text-properties fo:color="#A5A5A5"/>
    </style:style>
    <style:style style:name="P76" style:parent-style-name="Normal" style:family="paragraph">
      <style:paragraph-properties fo:line-height="150%"/>
      <style:text-properties fo:color="#A5A5A5"/>
    </style:style>
    <style:style style:name="P77" style:parent-style-name="Normal" style:family="paragraph">
      <style:paragraph-properties fo:line-height="150%" fo:text-indent="0.4916in"/>
    </style:style>
    <style:style style:name="T78" style:parent-style-name="Tipodeletrapredefinidodoparágrafo" style:family="text">
      <style:text-properties style:font-name-asian="Times New Roman" style:font-name-complex="Times New Roman" fo:color="#A5A5A5"/>
    </style:style>
    <style:style style:name="T79" style:parent-style-name="Tipodeletrapredefinidodoparágrafo" style:family="text">
      <style:text-properties style:font-name-asian="Times New Roman" fo:color="#A5A5A5"/>
    </style:style>
    <style:style style:name="P80" style:parent-style-name="Normal" style:family="paragraph">
      <style:paragraph-properties fo:line-height="150%"/>
    </style:style>
    <style:style style:name="T81" style:parent-style-name="Tipodeletrapredefinidodoparágrafo" style:family="text">
      <style:text-properties style:font-name-asian="Times New Roman" style:font-name-complex="Times New Roman" fo:color="#A5A5A5"/>
    </style:style>
    <style:style style:name="P82" style:parent-style-name="Normal" style:family="paragraph">
      <style:paragraph-properties fo:line-height="150%" fo:text-indent="0.4916in"/>
    </style:style>
    <style:style style:name="T83" style:parent-style-name="Tipodeletrapredefinidodoparágrafo" style:family="text">
      <style:text-properties style:font-name-asian="Times New Roman" style:font-name-complex="Times New Roman" fo:color="#A5A5A5"/>
    </style:style>
    <style:style style:name="T84" style:parent-style-name="Fuentedepárrafopredeter." style:family="text">
      <style:text-properties fo:color="#A5A5A5"/>
    </style:style>
    <style:style style:name="T85" style:parent-style-name="Tipodeletrapredefinidodoparágrafo" style:family="text">
      <style:text-properties style:font-name-asian="Times New Roman" style:font-name-complex="Times New Roman" fo:color="#A5A5A5"/>
    </style:style>
    <style:style style:name="P86" style:parent-style-name="Normal" style:family="paragraph">
      <style:paragraph-properties fo:text-align="justify" fo:line-height="150%"/>
      <style:text-properties style:font-name-complex="Calibri" fo:color="#ED7D31"/>
    </style:style>
    <style:style style:name="P87" style:parent-style-name="Normal" style:family="paragraph">
      <style:paragraph-properties fo:line-height="150%"/>
    </style:style>
    <style:style style:name="P88" style:parent-style-name="Subtítulo" style:family="paragraph">
      <style:paragraph-properties fo:text-align="justify" fo:line-height="150%"/>
      <style:text-properties style:use-window-font-color="true" fo:language="pt" fo:country="PT"/>
    </style:style>
    <style:style style:name="P89" style:parent-style-name="Normal" style:family="paragraph">
      <style:paragraph-properties fo:text-align="justify" fo:line-height="150%" fo:text-indent="0.4916in"/>
      <style:text-properties style:font-name-complex="Calibri"/>
    </style:style>
    <style:style style:name="P90" style:parent-style-name="Normal" style:family="paragraph">
      <style:paragraph-properties fo:text-align="justify" fo:line-height="150%" fo:text-indent="0.4916in"/>
      <style:text-properties style:font-name-complex="Calibri"/>
    </style:style>
    <style:style style:name="P91" style:parent-style-name="Normal" style:family="paragraph">
      <style:paragraph-properties fo:text-align="justify" fo:line-height="150%" fo:text-indent="0.4916in"/>
      <style:text-properties style:font-name-complex="Calibri"/>
    </style:style>
    <style:style style:name="P92" style:parent-style-name="Normal" style:family="paragraph">
      <style:paragraph-properties fo:text-align="justify" fo:line-height="150%" fo:text-indent="0.4916in"/>
      <style:text-properties style:font-name-complex="Calibri"/>
    </style:style>
    <style:style style:name="P93" style:parent-style-name="Normal" style:family="paragraph">
      <style:paragraph-properties fo:text-align="justify" fo:line-height="150%" fo:text-indent="0.4916in"/>
      <style:text-properties style:font-name-complex="Calibri"/>
    </style:style>
    <style:style style:name="P94" style:parent-style-name="Normal" style:family="paragraph">
      <style:paragraph-properties fo:text-align="justify" fo:line-height="150%" fo:text-indent="0.4916in"/>
      <style:text-properties style:font-name-complex="Calibri"/>
    </style:style>
    <style:style style:name="P95" style:parent-style-name="Normal" style:family="paragraph">
      <style:paragraph-properties fo:text-align="justify" fo:line-height="150%" fo:text-indent="0.4916in"/>
      <style:text-properties style:font-name-complex="Calibri" fo:color="#000000"/>
    </style:style>
    <style:style style:name="P96" style:parent-style-name="Normal" style:family="paragraph">
      <style:paragraph-properties fo:text-align="justify" fo:line-height="150%" fo:text-indent="0.4916in"/>
      <style:text-properties style:font-name-complex="Calibri"/>
    </style:style>
    <style:style style:name="P97" style:parent-style-name="Normal" style:family="paragraph">
      <style:paragraph-properties fo:text-align="justify" fo:line-height="150%" fo:text-indent="0.4916in"/>
      <style:text-properties style:font-name-complex="Calibri" fo:color="#ED7D31"/>
    </style:style>
    <style:style style:name="P98" style:parent-style-name="Normal" style:family="paragraph">
      <style:paragraph-properties fo:text-align="justify" fo:line-height="150%" fo:text-indent="0.4916in"/>
      <style:text-properties style:font-name-complex="Calibri" fo:color="#ED7D31"/>
    </style:style>
    <style:style style:name="P99" style:parent-style-name="Normal" style:family="paragraph">
      <style:paragraph-properties fo:text-align="justify" fo:line-height="150%" fo:text-indent="0.4916in"/>
      <style:text-properties style:font-name-complex="Calibri" fo:color="#ED7D31"/>
    </style:style>
    <style:style style:name="P100" style:parent-style-name="Normal" style:family="paragraph">
      <style:paragraph-properties fo:text-align="justify" fo:line-height="150%"/>
      <style:text-properties style:font-name-complex="Calibri" fo:color="#ED7D31"/>
    </style:style>
    <style:style style:name="P101" style:parent-style-name="Normal" style:family="paragraph">
      <style:paragraph-properties fo:text-align="justify" fo:line-height="150%"/>
      <style:text-properties style:font-name-complex="Calibri" fo:color="#ED7D31"/>
    </style:style>
    <style:style style:name="P102" style:parent-style-name="Normal" style:family="paragraph">
      <style:paragraph-properties fo:text-align="justify" fo:line-height="150%"/>
      <style:text-properties style:font-name-complex="Calibri" fo:color="#ED7D31"/>
    </style:style>
    <style:style style:name="P103" style:parent-style-name="Standard" style:family="paragraph">
      <style:paragraph-properties fo:text-align="justify" fo:line-height="150%"/>
      <style:text-properties fo:color="#4472C4" fo:language="pt" fo:country="PT"/>
    </style:style>
    <style:style style:name="P104" style:parent-style-name="Standard" style:family="paragraph">
      <style:paragraph-properties fo:text-align="justify" fo:line-height="150%"/>
      <style:text-properties fo:color="#4472C4" fo:language="pt" fo:country="PT"/>
    </style:style>
  </office:automatic-styles>
  <office:body>
    <office:text text:use-soft-page-breaks="true">
      <text:p text:style-name="P1"><text:span text:style-name="T2">Visual Thinking and Communication</text:span></text:p>
      <text:p text:style-name="P3"/>
      <text:p text:style-name="P4">visual thinking é uma visualizaçao de dados que permite uma comunicação compreensiva.</text:p>
      <text:p text:style-name="P5"/>
      <text:p text:style-name="P6"/>
      <text:p text:style-name="P7"><text:span text:style-name="T8">Uma imagem vale mais que mil palavras.<text:s/></text:span><text:span text:style-name="T9"><text:line-break/></text:span><text:span text:style-name="T10">A picture is worth (or paints) a thousand words.</text:span></text:p>
      <text:p text:style-name="P11"><text:tab/></text:p>
      <text:p text:style-name="P12"><text:span text:style-name="T13"><text:tab/></text:span><text:span text:style-name="T14">Slide 2: “uma imagem vale mais que mil palavras” é um proverbio que remota a a china antiga e com isto vamos falar um bocado sobre visual thinking.</text:span></text:p>
      <text:p text:style-name="P15"><text:span text:style-name="T16"><text:tab/>Slide 3: Visual Thinking permite nos</text:span><text:span text:style-name="T17"><text:s/>analisar</text:span><text:span text:style-name="T18"><text:s/></text:span><text:span text:style-name="T19">dados</text:span><text:span text:style-name="T20"><text:s/></text:span><text:span text:style-name="T21">para chegar a um determinado fim, desde informações pessoais á dados de laboratório. Através do<text:s/></text:span><text:span text:style-name="T22">Visual Thinking</text:span><text:span text:style-name="T23"><text:s/>conseguimos organizar os nossos pensamentos, expandir o nosso trabalho e melhorar a nossa forma de comunicar. No entanto, isto não significa a ausência de palavras.</text:span></text:p>
      <text:p text:style-name="P24"/>
      <text:p text:style-name="P25">Visual thinking facilitates comunication with data visualization <text:s/></text:p>
      <text:p text:style-name="P26">Visual thinking visualize data for a comprenhasive communication.</text:p>
      <text:p text:style-name="P27"><text:span text:style-name="T28">pensar I, olhar I,<text:s/></text:span><text:span text:style-name="T29">visualizar</text:span><text:span text:style-name="T30"><text:s/>III, imaginar I, reflectir, sensibiliazar, idializar II, sonhar, crear, asociar, representar II</text:span></text:p>
      <text:p text:style-name="P31"/>
      <text:p text:style-name="P32"><text:span text:style-name="T33">ligaçoes, tópicos, linear,<text:s/></text:span><text:span text:style-name="T34">comunicação</text:span><text:span text:style-name="T35"><text:s/>IIII, informação II,<text:s/></text:span><text:span text:style-name="T36">dados</text:span><text:span text:style-name="T37"><text:s/>IIII, reflecção, percepção, aprendizajem,</text:span></text:p>
      <text:p text:style-name="P38">Apesar de associarmos o desenho a algo desnecessário, <text:s/>é na verdade algo natural em nós que se manifesta de várias maneiras</text:p>
      <text:p text:style-name="P39">Podemos pensar visualmente apenas com um pedaço de papel e um lápis, desenhando gráficos, diagramas, redes e até linhas. Mas também conseguimos fazer isso com mapas mentais.</text:p>
      <text:soft-page-break/>
      <text:p text:style-name="P40"><text:span text:style-name="T41"><text:tab/></text:span><text:span text:style-name="T42">Toda a gente tem esta capacidade e para a aplicar, temos de ter em consideração que nao interessa não saber desenhar, mas o mais importante é conseguir desenvolver o nosso poder de síntese, resumir.</text:span></text:p>
      <text:p text:style-name="P43"><text:span text:style-name="T44">Todo este processo não se desenvolve quando desenhamos, mas sim quando observamos o que temos à nossa volta.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>NEUROSCIENCE</text:p>
      <text:p text:style-name="P52">Nesta sala e na população em geral, podemos estimar que mais de metade usa este processo de processar conceitos visualmente, 60% a 65%, o que é um número considerável. Muitos de nós já desenharam diagramas ou esquemas e visualizaram certos tutoriais com animações no youtube para entender conceitos mais complicados para determinadas cadeiras. Como explicar melhor este comportamento, fenómeno.</text:p>
      <text:p text:style-name="P53"><text:span text:style-name="T54">Podemos estabelecer que imaginar algo visualmente é algo mais concreto e nítido e verbalmente é um conceito mais abstrato. Sugerimos que expliquem o funcionamento de um carro e a seguir expliquem como se sentem. É erróneo assumir que imaginaram logo um carro para conseguir responder à pergunta? Com isto, apercebemo-nos que é bastante mais fácil explicar algo palpável do que algo metafísico. A nossa percepção permite-nos dividir o nosso pensamento em dois tipos:<text:s/></text:span><text:span text:style-name="T55">visual e verbal</text:span><text:span text:style-name="T56">. <text:s/></text:span></text:p>
      <text:p text:style-name="P57"><text:span text:style-name="T58">Falemos de uma pessoa cega, por exemplo, é correcto assumir que a sua percepção da realidade é diferente da nossa? Será que pensam em algo mais colorido do que realmente é? Será que o facto de vermos influencia negativamente a nossa imaginação?</text:span></text:p>
      <text:p text:style-name="P59">Mas… pode alguém estar em desvantagem por ter uma melhor ou pior interpretação visual ou verbal? Podemos falar da Dislexia e o Autismo. Se alguém com dislexia tem mais dificuldade a interpretar um texto, alguém com autismo tem mais dificuldade em interagir com o outro – aqui temos a noção clara de como uma debilidade num dos dois tipos de pensamento acaba por ser um obstáculo. <text:s/></text:p>
      <text:p text:style-name="P60"/>
      <text:p text:style-name="P61"/>
      <text:p text:style-name="P62"><text:span text:style-name="T63"><text:tab/></text:span><text:span text:style-name="T64">Pensamento visual ou como a neurociencia melhorará o nosso cérebro</text:span></text:p>
      <text:p text:style-name="P65"/>
      <text:p text:style-name="P66">Pensar visual -&gt; é pensar com imagens mentais.</text:p>
      <text:p text:style-name="P67">A visualização científica -&gt; trata da representação gráfica de dados. Essa representação deve permitir ao pesquisador obter uma melhor compreensão e insights sobre os dados.</text:p>
      <text:p text:style-name="P68"/>
      <text:p text:style-name="P69">Nós podemos descrever facilmente um pensamento verbal, pois consigo colocá-lo em palavras e registá-lo.</text:p>
      <text:p text:style-name="P70">Mas se digo que penso em imagens e tento descreve-las em palavras, o que isso significa exatamente? E para explicar eu estou a usar palavras.</text:p>
      <text:p text:style-name="P71">É claro que posso fazer desenhos para explicá-lo, mas, novamente, precisamos de palavras para esclarecer o que pretendemos dizer.</text:p>
      <text:p text:style-name="P72"/>
      <text:h text:style-name="P73" text:outline-level="3">Algumas pessoas devem "pensar com imagens" porque não dominam a linguagem</text:h>
      <text:p text:style-name="P74"/>
      <text:p text:style-name="P75">Algumas pessoas devem “pensar com imagens”, porque não dominam a linguagem: por exemplo, crianças e pacientes com autismo.</text:p>
      <text:p text:style-name="P76">Os disléxicos também parecem se destacar no pensamento visual por causa dos seus problemas de leitura.</text:p>
      <text:p text:style-name="P77"><text:span text:style-name="T78">Graças ao trabalho dos neurologistas que usam equipamentos de imagem cerebral para ver quais partes do cérebro estão envolvidas em alguma atividade, agora é possível afirmar alguns fatos concretos.</text:span><text:span text:style-name="T79">c</text:span></text:p>
      <text:p text:style-name="P80"><text:span text:style-name="T81">Vemos imagens e somos capazes de analisá-las rapidamente para agir na vida cotidiana. Isso é algo que compartilhamos com os animais. A quantidade de informações que processamos através do canal visual é fantástica e, até o momento, nenhum computador, por maior que seja, pode competir conosco nessa tarefa.</text:span></text:p>
      <text:p text:style-name="P82"><text:span text:style-name="T83">Outro fato é que somos capazes de armazenar imagens e lembrá-las mais tarde. Embora não saibamos exatamente como as imagens são armazenadas e lembradas, a quantidade de informações que podemos armazenar é novamente fantástica: por exemplo, você pode ver facilmente em sua vida, milhares de filmes e, quando voltar a vê-los, lembre-se de muitas cenas.</text:span><text:span text:style-name="T84"><text:line-break/></text:span><text:span text:style-name="T85">Outro fato: a qualidade das imagens lembradas pode variar muito, de algo muito vago a uma cópia vívida do original. Nesse caso, temos as chamadas imagens eidéticas.</text:span></text:p>
      <text:p text:style-name="P86"/>
      <text:p text:style-name="P87"/>
      <text:p text:style-name="P88">Visual Thinking e comunicação</text:p>
      <text:p text:style-name="P89">Daí que o pensamento humano pode ser dividido em dois tipos, visual e verbal, e tudo começa na nossa perceção.</text:p>
      <text:p text:style-name="P90">Um grupo de investigadores do MIT acompanhou uma criança desde o momento que nasceu para observar como esta aprendia a falar através de câmaras e microfones instalados na<text:s/>sua<text:s/>casa. A partir do momento que a criança aprendia a dizer uma palavra, procuravam nos seus registos todas as ocorrências da palavra nova. Para além de<text:s/>anotarem<text:s/>os momentos em que<text:s/>a<text:s/>palavra é mencionada, também registavam onde era mencionada, quantas vezes e como.</text:p>
      <text:p text:style-name="P91">A quantidade de dados<text:s/>era enorme e criaram algo que<text:s/>nomearam<text:s/>“wordscape”, um mapa 3d cujos picos representam a frequência das menções da<text:s/>palavra<text:s/>em relação<text:s/>às divisões da casa.</text:p>
      <text:p text:style-name="P92">Constataram que as primeiras palavras que a criança aprendeu mais facilmente são as que têm as “wordscapes” mais distintas.</text:p>
      <text:p text:style-name="P93">Este estudo reforçou a noção que através da nossa perceção do ambiente linguístico que nos rodeia associamos certas palavras a<text:s/>atos,<text:s/>pessoas e objetos e evoluímos a partir dessa base para algo mais complexo. Constataram o quão importante<text:s/>era<text:s/>o papel dos “professores”, os pais e a ama, as interações que eram estabelecidas e onde ocorriam. Que as experiências eram mais relevantes que qualquer outro contexto.</text:p>
      <text:p text:style-name="P94">E assim podemos claramente verificar a relação entre visual thinking e comunicação.</text:p>
      <text:p text:style-name="P95">O estudo progride depois para algo mais complicado. Da mesma maneira que criaram as paisagens anteriores, decidem estabelecer conexões entre certas palavras e o mundo da mass media.<text:s/>Digamos que as divisões da casa passaram a ser conteúdo como programas e filmes. E processaram cerca de 3 biliões de comentários por mês.</text:p>
      <text:p text:style-name="P96">Com a criação deste tipo de grafo, a<text:s/>comprenção<text:s/>de certos conceitos assim é facilitada. E por falar<text:s/>em complexidade. Na nossa área vemos um dos exemplos mais claros.</text:p>
      <text:p text:style-name="P97">Data science</text:p>
      <text:p text:style-name="P98">Como observamos com o estudo anterior, com uma quantidade avultada de dados torna-se muito mais benéfico a criação de gráficos e grafos para interpretar os resultados e verificar a existência de padrões.</text:p>
      <text:p text:style-name="P99"/>
      <text:p text:style-name="P100">(mapa do napoleão) interpretar</text:p>
      <text:p text:style-name="P101">(Mapa da cólera negra) interpretar</text:p>
      <text:p text:style-name="P102">(malária)</text:p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Calibri Light" style:font-name-complex="Calibri Light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5%"/>
      <style:text-properties fo:language="en" fo:country="GB" fo:hyphenate="false"/>
    </style:style>
    <style:style style:name="Heading" style:display-name="Heading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text-align="center" fo:margin-top="0.1388in" fo:margin-bottom="0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çãoIntensa" style:display-name="Citação Intensa" style:family="paragraph" style:parent-style-name="Standard" style:next-style-name="Standard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Subtítulo" style:display-name="Subtítulo" style:family="paragraph" style:parent-style-name="Standard" style:next-style-name="Standard">
      <style:text-properties fo:color="#5A5A5A" fo:letter-spacing="0.0104in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Calibri" style:font-name-complex="DejaVu Sans" fo:color="#2F5496" fo:font-size="16pt" style:font-size-asian="16pt" style:font-size-complex="16pt" fo:language="en" fo:country="GB"/>
    </style:style>
    <style:style style:name="Título2Caráter" style:display-name="Título 2 Caráter" style:family="text" style:parent-style-name="Tipodeletrapredefinidodoparágrafo">
      <style:text-properties style:font-name="Calibri Light" style:font-name-asian="Calibri" style:font-name-complex="DejaVu Sans" fo:color="#2F5496" fo:font-size="13pt" style:font-size-asian="13pt" style:font-size-complex="13pt" fo:language="en" fo:country="GB"/>
    </style:style>
    <style:style style:name="Internetlink" style:display-name="Internet link" style:family="text" style:parent-style-name="Tipodeletrapredefinidodoparágrafo">
      <style:text-properties fo:color="#0000FF" style:text-underline-type="single" style:text-underline-style="solid" style:text-underline-width="auto" style:text-underline-mode="continuous"/>
    </style:style>
    <style:style style:name="MençãoNãoResolvida" style:display-name="Menção Não Resolvida" style:family="text" style:parent-style-name="Tipodeletrapredefinidodoparágrafo">
      <style:text-properties fo:color="#605E5C" fo:background-color="#E1DFDD"/>
    </style:style>
    <style:style style:name="ÊnfaseDiscreta" style:display-name="Ênfase Discreta" style:family="text" style:parent-style-name="Tipodeletrapredefinidodoparágrafo">
      <style:text-properties fo:font-style="italic" style:font-style-asian="italic" style:font-style-complex="italic" fo:color="#404040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 fo:language="en" fo:country="GB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4472C4" fo:language="en" fo:country="GB"/>
    </style:style>
    <style:style style:name="SubtítuloCaráter" style:display-name="Subtítulo Caráter" style:family="text" style:parent-style-name="Tipodeletrapredefinidodoparágrafo">
      <style:text-properties style:font-name-asian="Calibri" fo:color="#5A5A5A" fo:letter-spacing="0.0104in" fo:language="en" fo:country="GB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fo:color="#7030A0" fo:background-color="#FFFF00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ítulo3Caráter" style:display-name="Títul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list-style style:name="Sinlista1" style:display-name="Sin lista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asian="Calibri" style:font-name-complex="DejaVu 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nês Aguiar</meta:initial-creator>
    <dc:creator>bruno filipe</dc:creator>
    <meta:creation-date>2019-11-05T14:52:00Z</meta:creation-date>
    <dc:date>2019-11-05T14:52:00Z</dc:date>
    <meta:template xlink:href="Normal.dotm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4" meta:word-count="1096" meta:character-count="7332" meta:row-count="52" meta:non-whitespace-character-count="6250"/>
  </office:meta>
</office:document-meta>
</file>